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B0D7DEB5328A3BD0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char" svg:x="-2cm" svg:y="1.134cm" svg:width="12.12cm" svg:height="7.574cm" draw:z-index="0"><draw:image xlink:href="Pictures/1000020100000780000004B0D7DEB5328A3BD019.png" xlink:type="simple" xlink:show="embed" xlink:actuate="onLoad" loext:mime-type="image/png"/></draw:frame><draw:frame draw:style-name="fr1" draw:name="Bild2" text:anchor-type="char" svg:x="7.47cm" svg:y="1.134cm" svg:width="12.12cm" svg:height="7.574cm" draw:z-index="1"><draw:image xlink:href="Pictures/1000020100000780000004B0D7DEB5328A3BD019.png" xlink:type="simple" xlink:show="embed" xlink:actuate="onLoad" loext:mime-type="image/png"/></draw:frame><draw:frame draw:style-name="fr1" draw:name="Bild3" text:anchor-type="char" svg:x="7.468cm" svg:y="8.707cm" svg:width="12.12cm" svg:height="7.574cm" draw:z-index="5"><draw:image xlink:href="Pictures/1000020100000780000004B0D7DEB5328A3BD019.png" xlink:type="simple" xlink:show="embed" xlink:actuate="onLoad" loext:mime-type="image/png"/></draw:frame><draw:frame draw:style-name="fr1" draw:name="Bild4" text:anchor-type="char" svg:x="-2cm" svg:y="8.707cm" svg:width="12.12cm" svg:height="7.574cm" draw:z-index="2"><draw:image xlink:href="Pictures/1000020100000780000004B0D7DEB5328A3BD019.png" xlink:type="simple" xlink:show="embed" xlink:actuate="onLoad" loext:mime-type="image/png"/></draw:frame><draw:frame draw:style-name="fr1" draw:name="Bild5" text:anchor-type="char" svg:x="-2cm" svg:y="16.279cm" svg:width="12.12cm" svg:height="7.574cm" draw:z-index="3"><draw:image xlink:href="Pictures/1000020100000780000004B0D7DEB5328A3BD019.png" xlink:type="simple" xlink:show="embed" xlink:actuate="onLoad" loext:mime-type="image/png"/></draw:frame><draw:frame draw:style-name="fr1" draw:name="Bild6" text:anchor-type="char" svg:x="7.47cm" svg:y="16.279cm" svg:width="12.12cm" svg:height="7.574cm" draw:z-index="4"><draw:image xlink:href="Pictures/1000020100000780000004B0D7DEB5328A3BD01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7-22T08:11:09.509000000</dc:date>
    <meta:editing-duration>PT12M27S</meta:editing-duration>
    <meta:editing-cycles>4</meta:editing-cycles>
    <meta:document-statistic meta:table-count="0" meta:image-count="6" meta:object-count="0" meta:page-count="1" meta:paragraph-count="0" meta:word-count="0" meta:character-count="0" meta:non-whitespace-character-count="0"/>
  </office:meta>
</office:document-meta>
</file>